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line-height="123%"/>
    </style:style>
    <style:style style:name="P3" style:family="paragraph" style:parent-style-name="Text_20_body">
      <style:paragraph-properties style:line-height-at-least="0.2083in"/>
    </style:style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fo:font-style="italic"/>
    </style:style>
    <style:style style:name="T2" style:family="text">
      <style:text-properties style:font-name="serif"/>
    </style:style>
    <style:style style:name="T3" style:family="text">
      <style:text-properties style:text-position="33% 80%"/>
    </style:style>
    <style:style style:name="T4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space-before="0.2945in" text:min-label-width="0.1965in"/>
      </text:list-level-style-number>
      <text:list-level-style-number text:level="2" text:style-name="Numbering_20_Symbols" style:num-suffix="." style:num-format="I">
        <style:list-level-properties text:space-before="0.7854in" text:min-label-width="0.1965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i">
        <style:list-level-properties text:space-before="0.2945in" text:min-label-width="0.1965in"/>
      </text:list-level-style-number>
      <text:list-level-style-number text:level="2" text:style-name="Numbering_20_Symbols" style:num-suffix="." style:num-format="i">
        <style:list-level-properties text:space-before="0.7854in" text:min-label-width="0.1965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ssignment E - Context-Free Languages 2</text:h>
      <text:section text:style-name="Sect1" text:name="intro">
        <text:p text:style-name="Text_20_body"><text:span text:style-name="T1">Reminder of the recommended approach to best prepare you for success on the exams:</text:span></text:p>
        <text:list xml:id="list3582510291" text:style-name="L1">
          <text:list-item>
            <text:p text:style-name="P5">Attempt each of the primary activities <text:span text:style-name="T1">without</text:span> reference to others' solutions or use of an automated computational tool (e.g., JFLAP). </text:p>
          </text:list-item>
          <text:list-item>
            <text:p text:style-name="P5">Develop a solution and a set of data that helps validate the solution. </text:p>
          </text:list-item>
          <text:list-item>
            <text:p text:style-name="P5">After you have deemed a solution satisfactory, implement that solution in JFLAP where appropriate and use JFLAP's features to analyze and test your work. </text:p>
          </text:list-item>
          <text:list-item>
            <text:p text:style-name="P1">Clean up or annotate your solution as necessary for submission. </text:p>
          </text:list-item>
        </text:list>
        <text:p text:style-name="Text_20_body">E1. Consider the language L1 over alphabet Σ = { 0, 1 } where the production rules for L1 are as follows:</text:p>
        <text:p text:style-name="Text_20_body">S → TT<text:line-break/>S → U<text:line-break/>T → 0T<text:line-break/>T → T0<text:line-break/>T→ 1<text:line-break/>U → 0U00<text:line-break/>U → 1<text:line-break/>Q → <text:span text:style-name="T2">λ</text:span><text:line-break/>P → QU</text:p>
        <text:p text:style-name="Text_20_body">Transform this grammar into Chomsky Normal Form, consistent with the CNF specification in the <text:a xlink:type="simple" xlink:href="https://gouda.msudenver.edu/moodle/mod/resource/view.php?id=8915" text:style-name="Internet_20_link" text:visited-style-name="Visited_20_Internet_20_Link">Quick Reference</text:a>, and using only Variables { S, T, U, V, W, X }.</text:p>
        <text:p text:style-name="Text_20_body">Implement that CNF grammar in JFLAP and upload the CNF grammar as a file named <text:span text:style-name="Strong_20_Emphasis">e1cnf.jff</text:span></text:p>
        <text:p text:style-name="Text_20_body">Use <text:span text:style-name="Emphasis">Online Text</text:span> to describe insights associated with transforming the grammar into CNF.</text:p>
        <text:p text:style-name="Text_20_body"><text:s/></text:p>
        <text:p text:style-name="P3">E2. <text:s/>Let Σ = { ( , ) }, that is, the set of left-parenthesis and right-parenthesis symbols. Let L2 be the set of all <text:span text:style-name="Emphasis">balanced</text:span> strings in Σ* such that</text:p>
        <text:list xml:id="list610354889" text:style-name="L2">
          <text:list-item>
            <text:p text:style-name="P6">the number of left parentheses is equal to the number of right parentheses, and </text:p>
          </text:list-item>
          <text:list-item>
            <text:p text:style-name="P4">the number of left parentheses in any prefix of a balanced string is no smaller than the number of right parentheses in that prefix. </text:p>
          </text:list-item>
        </text:list>
        <text:p text:style-name="Text_20_body">Note that this is equivalent to the string comprised only of parenthesis characters derived from a legal arithmetic expression after removing all variables, numbers, and operators.</text:p>
        <text:p text:style-name="P2">Show that language L2 is context free by constructing a PDA that recognizes L2.</text:p>
        <text:p text:style-name="P2">Implement that PDA in JFLAP and upload the PDA as a file named <text:span text:style-name="Strong_20_Emphasis">e2pda.jff</text:span></text:p>
        <text:p text:style-name="Text_20_body">Use <text:span text:style-name="Emphasis">Online Text</text:span> to explain why your PDA is an accurate and correct recognizer of L2.</text:p>
        <text:p text:style-name="Text_20_body"><text:s/></text:p>
        <text:p text:style-name="Text_20_body"><text:soft-page-break/>E3. Define a PDA that accepts language L3 = { a<text:span text:style-name="T3">n</text:span>b<text:span text:style-name="T3">m</text:span> | n &gt; 0 and n &gt; m }.</text:p>
        <text:p text:style-name="Text_20_body">Implement that PDA in JFLAP and upload it as a file name <text:span text:style-name="Strong_20_Emphasis">e3pda.jff</text:span></text:p>
        <text:p text:style-name="Text_20_body">Use <text:span text:style-name="Emphasis">Online Text</text:span> to describe differences that you experienced between creating e2pda.jff and e3pda.jff.</text:p>
        <text:p text:style-name="Text_20_body"><text:s/></text:p>
        <text:p text:style-name="Text_20_body">E4. Using <text:span text:style-name="Emphasis"><text:span text:style-name="T4">Online Text</text:span></text:span><text:span text:style-name="Emphasis">,</text:span> show that language L4 = { <text:span text:style-name="Emphasis">w</text:span>ab<text:span text:style-name="Emphasis">w</text:span> : <text:span text:style-name="Emphasis">w</text:span> ∈ {a,b}* } is not context free.</text:p>
        <text:p text:style-name="Text_20_body">Use Online Text to report observations and insights from attempting to prove that L4 is not context free.</text:p>
        <text:p text:style-name="Text_20_body"><text:s/></text:p>
        <text:p text:style-name="Text_20_body">E5. Using <text:span text:style-name="Emphasis"><text:span text:style-name="T4">Online Text</text:span></text:span><text:span text:style-name="Emphasis">, </text:span>prove that it is possible for languages LA and LB to both be context free and for LA ∩ LB to not be context free. (Hint: Provide an example with two such languages LA and LB. <text:s/>Note: You may <text:span text:style-name="Emphasis">not</text:span> use the languages given as examples during class lecture.)</text:p>
        <text:p text:style-name="Text_20_body">Use <text:span text:style-name="Emphasis">Online Text</text:span> to describe how you decided on the particular languages to use as LA and LB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9:41:51.717011645</meta:creation-date>
    <dc:date>2020-06-07T19:43:10.769327920</dc:date>
    <meta:editing-duration>PT1M20S</meta:editing-duration>
    <meta:editing-cycles>1</meta:editing-cycles>
    <meta:document-statistic meta:table-count="0" meta:image-count="0" meta:object-count="0" meta:page-count="2" meta:paragraph-count="29" meta:word-count="493" meta:character-count="2639" meta:non-whitespace-character-count="2165"/>
    <meta:generator>LibreOffice/6.0.7.3$Linux_X86_64 LibreOffice_project/00m0$Build-3</meta:generator>
  </office:meta>
</office:document-meta>
</file>